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71in" fo:margin-left="0in" fo:margin-right="-0.0021in" table:align="margins"/>
    </style:style>
    <style:style style:name="Tabela1.A" style:family="table-column">
      <style:table-column-properties style:column-width="1.8021in" style:rel-column-width="17048*"/>
    </style:style>
    <style:style style:name="Tabela1.B" style:family="table-column">
      <style:table-column-properties style:column-width="5.125in" style:rel-column-width="48487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B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.4" style:family="table-row">
      <style:table-row-properties style:min-row-height="0.2354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rzypadek użycia:</text:p>
          </table:table-cell>
          <table:table-cell table:style-name="Tabela1.B1" office:value-type="string">
            <text:p text:style-name="P1">UC4_Zmiana_Danych_Osobowych</text:p>
          </table:table-cell>
        </table:table-row>
        <table:table-row>
          <table:table-cell table:style-name="Tabela1.A2" office:value-type="string">
            <text:p text:style-name="Table_20_Contents">Aktorzy:</text:p>
          </table:table-cell>
          <table:table-cell table:style-name="Tabela1.B2" office:value-type="string">
            <text:p text:style-name="Table_20_Contents">Użytkownik</text:p>
          </table:table-cell>
        </table:table-row>
        <table:table-row>
          <table:table-cell table:style-name="Tabela1.A2" office:value-type="string">
            <text:p text:style-name="Table_20_Contents">Opis:</text:p>
          </table:table-cell>
          <table:table-cell table:style-name="Tabela1.B2" office:value-type="string">
            <text:p text:style-name="Table_20_Contents">Użytkownik chce zmienić dane osobowe. </text:p>
          </table:table-cell>
        </table:table-row>
        <table:table-row table:style-name="Tabela1.4">
          <table:table-cell table:style-name="Tabela1.A2" office:value-type="string">
            <text:p text:style-name="Table_20_Contents">Warunki wstępne:</text:p>
          </table:table-cell>
          <table:table-cell table:style-name="Tabela1.B2" office:value-type="string">
            <text:p text:style-name="Table_20_Contents">Użytkownik jest zalogowany w systemie.</text:p>
          </table:table-cell>
        </table:table-row>
        <table:table-row>
          <table:table-cell table:style-name="Tabela1.A2" office:value-type="string">
            <text:p text:style-name="Table_20_Contents">Wyzwalacz:</text:p>
          </table:table-cell>
          <table:table-cell table:style-name="Tabela1.B2" office:value-type="string">
            <text:p text:style-name="Table_20_Contents">Użytkownik wybiera ikonę "Ustawienia" z paska zakładek.</text:p>
          </table:table-cell>
        </table:table-row>
        <table:table-row>
          <table:table-cell table:style-name="Tabela1.A2" office:value-type="string">
            <text:p text:style-name="Table_20_Contents">Warunki końcowe dla sukcesu: </text:p>
          </table:table-cell>
          <table:table-cell table:style-name="Tabela1.B2" office:value-type="string">
            <text:p text:style-name="Table_20_Contents">Dane osobowe zostają zmienione w systemie. </text:p>
          </table:table-cell>
        </table:table-row>
        <table:table-row>
          <table:table-cell table:style-name="Tabela1.A2" office:value-type="string">
            <text:p text:style-name="Table_20_Contents">Warunki końcowe dla niepowodzenia:</text:p>
          </table:table-cell>
          <table:table-cell table:style-name="Tabela1.B2" office:value-type="string">
            <text:p text:style-name="Table_20_Contents">Brak zmian. System wyświetla informację o błędzie.</text:p>
          </table:table-cell>
        </table:table-row>
        <table:table-row>
          <table:table-cell table:style-name="Tabela1.A2" office:value-type="string">
            <text:p text:style-name="Table_20_Contents">Scenariusz główny:</text:p>
          </table:table-cell>
          <table:table-cell table:style-name="Tabela1.B2" office:value-type="string">
            <text:p text:style-name="Table_20_Contents">1.System wyświetla formularz zmiany danych osobowych zawierający dotychczasowe dane.</text:p>
            <text:p text:style-name="Table_20_Contents">2.Użytkownik wypełnia formularz zmiany danych osobowych. Słownik - Formularz zawiera pola: Imię, Nazwisko, Miasto, Email. Formularz jest uzupełniony.</text:p>
            <text:p text:style-name="Table_20_Contents">3.Użytkownik Klika przycisk "Zatwierdź".</text:p>
            <text:p text:style-name="Table_20_Contents">4.System weryfikuje dane. Weryfikacja przebiega pozytywnie.</text:p>
            <text:p text:style-name="Table_20_Contents">5.System zmienia dane i wyświtela informację o zmianie danych osobowych zakończonej pomyślnie.</text:p>
          </table:table-cell>
        </table:table-row>
        <table:table-row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>4.w3.1 System wykrywa, że podany przez Użytkownika Hasło nie ma co najmniej 8 znaków, w tym co najmniej jedną wielką literę, </text:p>
            <text:p text:style-name="Table_20_Contents">co najmniej dwie cyfry oraz co najmniej jeden znak specjalny.</text:p>
            <text:p text:style-name="Table_20_Contents">4.w3.2 System wyświtla informację o konieczności podania hasła, które posiada co najmniej 8 znaków, w tym co najmniej jedną wielką literę, </text:p>
            <text:p text:style-name="Table_20_Contents">co najmniej dwie cyfry oraz co najmniej jeden znak specjalny. Przejście do punktu 1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7T04:19:14.69</meta:creation-date>
    <dc:date>2019-11-17T08:46:53.94</dc:date>
    <meta:editing-duration>PT1H41M20S</meta:editing-duration>
    <meta:editing-cycles>1</meta:editing-cycles>
    <meta:generator>OpenOffice/4.1.7$Win32 OpenOffice.org_project/417m1$Build-9800</meta:generator>
    <meta:document-statistic meta:table-count="1" meta:image-count="0" meta:object-count="0" meta:page-count="1" meta:paragraph-count="25" meta:word-count="166" meta:character-count="1252"/>
  </office:meta>
</office:document-meta>
</file>